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5-01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4-01-18 0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3-01-17 0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2-01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1-01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20-01-14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9-01-30 0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8-01-29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7-10-1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7-01-19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6-01-07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5-01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4-03-1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3-01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1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8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7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6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5-03-0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200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7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6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9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8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8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8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86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9171</text:p>
          </table:table-cell>
          <table:table-cell office:value-type="string" calcext:value-type="string">
            <text:p>198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